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ne_20_Column-title">
      <style:graphic-properties draw:auto-grow-height="true" fo:min-height="3.473cm"/>
      <style:paragraph-properties style:writing-mode="lr-tb"/>
    </style:style>
    <style:style style:name="pr2" style:family="presentation" style:parent-style-name="One_20_Column-outline1">
      <style:graphic-properties draw:fill-color="#bf819e" fo:min-height="9.75cm"/>
      <style:paragraph-properties style:writing-mode="lr-tb"/>
    </style:style>
    <style:style style:name="pr3" style:family="presentation" style:parent-style-name="One_20_Column-notes">
      <style:graphic-properties draw:fill-color="#ffffff" draw:auto-grow-height="true" fo:min-height="13.364cm"/>
      <style:paragraph-properties style:writing-mode="lr-tb"/>
    </style:style>
    <style:style style:name="pr4" style:family="presentation" style:parent-style-name="One_20_Column-title">
      <style:graphic-properties fo:min-height="1.8cm"/>
      <style:paragraph-properties style:writing-mode="lr-tb"/>
    </style:style>
    <style:style style:name="pr5" style:family="presentation" style:parent-style-name="One_20_Column-outline1">
      <style:graphic-properties fo:min-height="9.135cm"/>
      <style:paragraph-properties style:writing-mode="lr-tb"/>
    </style:style>
    <style:style style:name="pr6" style:family="presentation" style:parent-style-name="One_20_Column-notes">
      <style:graphic-properties draw:fill-color="#ffffff" fo:min-height="13.364cm"/>
      <style:paragraph-properties style:writing-mode="lr-tb"/>
    </style:style>
    <style:style style:name="pr7" style:family="presentation" style:parent-style-name="One_20_Column-title">
      <style:graphic-properties fo:min-height="1.905cm"/>
      <style:paragraph-properties style:writing-mode="lr-tb"/>
    </style:style>
    <style:style style:name="pr8" style:family="presentation" style:parent-style-name="One_20_Column-outline1">
      <style:graphic-properties fo:min-height="10.001cm"/>
      <style:paragraph-properties style:writing-mode="lr-tb"/>
    </style:style>
    <style:style style:name="P1" style:family="paragraph">
      <loext:graphic-properties draw:fill-color="#bf819e"/>
    </style:style>
    <style:style style:name="P2" style:family="paragraph">
      <loext:graphic-properties draw:fill-color="#ffffff"/>
    </style:style>
    <style:style style:name="P3" style:family="paragraph">
      <style:paragraph-properties fo:margin-left="0cm" fo:margin-right="0cm" fo:margin-top="0.5cm" fo:margin-bottom="0cm" fo:text-indent="0cm"/>
    </style:style>
    <style:style style:name="P4" style:family="paragraph">
      <loext:graphic-properties draw:fill-color="#ffffff"/>
      <style:text-properties fo:font-size="28.1000003814697pt"/>
    </style:style>
    <style:style style:name="P5" style:family="paragraph">
      <loext:graphic-properties draw:fill-color="#ffffff"/>
      <style:text-properties fo:font-size="16.1000003814697pt" style:font-size-asian="16.1000003814697pt" style:font-size-complex="16.1000003814697pt"/>
    </style:style>
    <style:style style:name="P6" style:family="paragraph">
      <style:text-properties fo:font-weight="bold" style:font-weight-asian="bold" style:font-weight-complex="bold"/>
    </style:style>
    <style:style style:name="T1" style:family="text">
      <style:text-properties style:text-line-through-style="solid" style:text-line-through-type="single"/>
    </style:style>
    <style:style style:name="T2" style:family="text">
      <style:text-properties style:text-line-through-style="none" style:text-line-through-type="none"/>
    </style:style>
    <style:style style:name="T3" style:family="text">
      <style:text-properties fo:font-size="16.1000003814697pt" style:font-size-asian="16.1000003814697pt" style:font-size-complex="16.1000003814697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One_20_Column" presentation:presentation-page-layout-name="AL1T1">
        <office:forms form:automatic-focus="false" form:apply-design-mode="false"/>
        <draw:frame presentation:style-name="pr1" draw:layer="layout" svg:width="15.24cm" svg:height="3.473cm" svg:x="0.635cm" svg:y="-0.635cm" presentation:class="title" presentation:user-transformed="true">
          <draw:text-box>
            <text:p>Journey of an UTXO</text:p>
          </draw:text-box>
        </draw:frame>
        <draw:frame presentation:style-name="pr2" draw:text-style-name="P1" draw:layer="layout" svg:width="23cm" svg:height="10cm" svg:x="2.4cm" svg:y="3.175cm" presentation:class="outline" presentation:user-transformed="true">
          <draw:text-box>
            <text:list text:style-name="L2">
              <text:list-item>
                <text:p>My name is Jason</text:p>
              </text:list-item>
              <text:list-item>
                <text:p xml:id="id1" text:id="id1">The last time I made a presentation was in highschool</text:p>
              </text:list-item>
              <text:list-item>
                <text:p>I love Bitcoin, Linux, and open source</text:p>
              </text:list-item>
              <text:list-item>
                <text:p>Class of 2014</text:p>
              </text:list-item>
              <text:list-item>
                <text:p>Started to dive into it technically in 2020</text:p>
                <text:p/>
              </text:list-item>
              <text:list-item>
                <text:p>Github: @jasonribble</text:p>
              </text:list-item>
              <text:list-item>
                <text:p>My strange blog: <text:a xlink:href="https://jasonribble.com/" xlink:type="simple">https://jasonribble.com</text:a></text:p>
              </text:list-item>
              <text:list-item>
                <text:p>Nostr: @companion</text:p>
              </text:list-item>
              <text:list-item>
                <text:p>Telegram: @not_jas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inwheel">
                  <anim:set smil:begin="0s" smil:dur="0.001s" smil:fill="hold" smil:targetElement="id1" anim:sub-item="text" smil:attributeName="visibility" smil:to="visible"/>
                  <anim:transitionFilter smil:dur="2s" smil:targetElement="id1" anim:sub-item="text" smil:type="fade" smil:subtype="crossfade"/>
                  <anim:animate smil:dur="2s" smil:fill="hold" smil:targetElement="id1" anim:sub-item="text" smil:attributeName="rotate" smil:values="720;0" smil:keyTimes="0;1"/>
                  <anim:animate smil:dur="2s" smil:fill="hold" smil:targetElement="id1" anim:sub-item="text" smil:attributeName="height" smil:values="0;height" smil:keyTimes="0;1"/>
                  <anim:animate smil:dur="2s" smil:fill="hold" smil:targetElement="id1" anim:sub-item="text" smil:attributeName="width" smil:values="0;width" smil:keyTimes="0;1"/>
                </anim:par>
              </anim:par>
            </anim:par>
          </anim:seq>
        </anim:par>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Objective</text:p>
          </draw:text-box>
        </draw:frame>
        <draw:frame presentation:style-name="pr5" draw:layer="layout" svg:width="25.199cm" svg:height="9.134cm" svg:x="1.27cm" svg:y="3.81cm" presentation:class="outline" presentation:user-transformed="true">
          <draw:text-box>
            <text:list text:style-name="L2">
              <text:list-item>
                <text:p>Demystify Bitcoin by focusing on its data structures and algorithms.</text:p>
                <text:list>
                  <text:list-item>
                    <text:p>A giant metaphor</text:p>
                  </text:list-item>
                </text:list>
              </text:list-item>
              <text:list-item>
                <text:p>Brief overview of key concepts, serving as a foundation for deeper exploration.</text:p>
              </text:list-item>
              <text:list-item>
                <text:p>Open discussion! Socratic Seminar.</text:p>
                <text:list>
                  <text:list-item>
                    <text:p>Add information</text:p>
                  </text:list-item>
                  <text:list-item>
                    <text:p>Ask questions</text:p>
                  </text:list-item>
                  <text:list-item>
                    <text:p>Correct me</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1T1">
        <office:forms form:automatic-focus="false" form:apply-design-mode="false"/>
        <draw:frame presentation:style-name="pr7" draw:layer="layout" svg:width="10cm" svg:height="1.905cm" svg:x="0cm" svg:y="0cm" presentation:class="title" presentation:user-transformed="true">
          <draw:text-box>
            <text:p>Prerequisite</text:p>
          </draw:text-box>
        </draw:frame>
        <draw:frame presentation:style-name="pr8" draw:layer="layout" svg:width="25.199cm" svg:height="9.134cm" svg:x="1.4cm" svg:y="3.685cm" presentation:class="outline" presentation:user-transformed="true">
          <draw:text-box>
            <text:list text:style-name="L2">
              <text:list-header>
                <text:p/>
              </text:list-header>
              <text:list-item>
                <text:p text:style-name="P3">Bitcoin is a peer-to-peer electronic cash system</text:p>
              </text:list-item>
              <text:list-item>
                <text:p>Let's focus on the tech of bitcoin</text:p>
                <text:list>
                  <text:list-item>
                    <text:p>Imagine 1 bitcoin = $0</text:p>
                  </text:list-item>
                </text:list>
              </text:list-item>
              <text:list-item>
                <text:p><text:span text:style-name="T1">What is money? Monetary Theory</text:span></text:p>
              </text:list-item>
              <text:list-item>
                <text:p><text:span text:style-name="T1">Macro economics</text:span></text:p>
              </text:list-item>
              <text:list-item>
                <text:p><text:span text:style-name="T1">Energy section conversation</text:span></text:p>
              </text:list-item>
              <text:list-item>
                <text:p><text:span text:style-name="T2">If we have extra time, we can talk big picture</text:span></text:p>
              </text:list-item>
              <text:list-item>
                <text:p>Legal disclaimer</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Some Abbrivations</text:p>
          </draw:text-box>
        </draw:frame>
        <draw:frame presentation:style-name="pr5" draw:layer="layout" svg:width="25.199cm" svg:height="9.134cm" svg:x="1.4cm" svg:y="3.685cm" presentation:class="outline">
          <draw:text-box>
            <text:list text:style-name="L2">
              <text:list-item>
                <text:p>UTXO = unsigned transaction output</text:p>
              </text:list-item>
              <text:list-item>
                <text:p>Tx = transaction</text:p>
              </text:list-item>
              <text:list-item>
                <text:p>BTC = bitcoin</text:p>
              </text:list-item>
              <text:list-item>
                <text:p>Satoshis = sats. 1 BTC = 100,000,000 sats</text:p>
              </text:list-item>
              <text:list-item>
                <text:p>PoW = Proof of Work</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The Journey Overview</text:p>
          </draw:text-box>
        </draw:frame>
        <draw:frame presentation:style-name="pr5" draw:layer="layout" svg:width="25.199cm" svg:height="9.134cm" svg:x="1.4cm" svg:y="3.685cm" presentation:class="outline" presentation:user-transformed="true">
          <draw:text-box>
            <text:list text:style-name="L2">
              <text:list-item>
                <text:p>Mining a block</text:p>
                <text:list>
                  <text:list-item>
                    <text:p>Coinbase tx</text:p>
                  </text:list-item>
                </text:list>
              </text:list-item>
              <text:list-item>
                <text:p>Building a tx</text:p>
              </text:list-item>
              <text:list-item>
                <text:p>Broadcasting a tx</text:p>
              </text:list-item>
              <text:list-item>
                <text:p>Validating a tx</text:p>
              </text:list-item>
              <text:list-item>
                <text:p>Mining the next block</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Before we start</text:p>
          </draw:text-box>
        </draw:frame>
        <draw:frame presentation:style-name="pr5" draw:layer="layout" svg:width="25.199cm" svg:height="9.134cm" svg:x="1.4cm" svg:y="3.685cm" presentation:class="outline" presentation:user-transformed="true">
          <draw:text-box>
            <text:list text:style-name="L2">
              <text:list-header>
                <text:p/>
              </text:list-header>
              <text:list-item>
                <text:p>Who here has sent and received bitcoin?</text:p>
              </text:list-item>
              <text:list-item>
                <text:p>How do you send some sats to someone?</text:p>
              </text:list-item>
              <text:list-item>
                <text:p>Can some tell us how to I can send them bitcoin from my wallet?</text:p>
              </text:list-item>
              <text:list-item>
                <text:p>But where are your coins?</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Mining</text:p>
          </draw:text-box>
        </draw:frame>
        <draw:frame presentation:style-name="pr5" draw:layer="layout" svg:width="25.199cm" svg:height="9.134cm" svg:x="1.4cm" svg:y="3.685cm" presentation:class="outline" presentation:user-transformed="true">
          <draw:text-box>
            <text:list text:style-name="L2">
              <text:list-header>
                <text:p/>
              </text:list-header>
              <text:list-item>
                <text:p>What is mining? Why do we need it?</text:p>
              </text:list-item>
              <text:list-item>
                <text:p>What is the purpose of mining?</text:p>
              </text:list-item>
              <text:list-item>
                <text:p text:style-name="P3">What is Proof of Work?</text:p>
                <text:list>
                  <text:list-item>
                    <text:p>What is a hash function?</text:p>
                  </text:list-item>
                </text:list>
              </text:list-item>
              <text:list-item>
                <text:p>Do y’all want to see a simplified example of mining?</text:p>
                <text:list>
                  <text:list-header>
                    <text:p/>
                  </text:list-header>
                </text:list>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user-transformed="true">
            <draw:text-box>
              <text:p><text:span text:style-name="T3">The word “mining” is somewhat misleading. By evoking the extraction of precious metals, it focuses our attention on the reward for mining, the new bitcoin created in each block. Although mining is incentivized by this reward, the primary purpose of mining is not the reward or the generation of new coins. If you view mining only as the process by which coins are created, you are mistaking the means (incentives) as the goal of the process. Mining is the mechanism that underpins the decentralized clearinghouse, by which transactions are validated and cleared. Mining is the invention that makes bitcoin special, a decentralized security mechanism that is the basis for P2P digital cash.</text:span></text:p>
              <text:p><text:span text:style-name="T3"/></text:p>
              <text:p><text:span text:style-name="T3">Mining secures the bitcoin system and enables the emergence of network-wide consensus without a central authority. The reward of newly minted coins and transaction fees is an incentive scheme that aligns the actions of miners with the security of the network, while simultaneously implementing the monetary supply.</text:span></text:p>
            </draw:text-box>
          </draw:frame>
        </presentation:notes>
      </draw:page>
      <draw:page draw:name="page8"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Mining (cont.)</text:p>
          </draw:text-box>
        </draw:frame>
        <draw:frame presentation:style-name="pr5" draw:layer="layout" svg:width="25.199cm" svg:height="9.134cm" svg:x="1.4cm" svg:y="3.685cm" presentation:class="outline">
          <draw:text-box>
            <text:list text:style-name="L2">
              <text:list-header>
                <text:p text:style-name="P3"/>
              </text:list-header>
              <text:list-item>
                <text:p text:style-name="P3">“The purpose of mining is not the creation of new bitcoin. That’s the incentive system. Mining is the mechanism by which bitcoin’s security is decentralized.” - Mastering Bitcoin</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Coinbase</text:p>
          </draw:text-box>
        </draw:frame>
        <draw:frame presentation:style-name="pr5" draw:layer="layout" svg:width="25.199cm" svg:height="9.134cm" svg:x="1.4cm" svg:y="3.685cm" presentation:class="outline" presentation:user-transformed="true">
          <draw:text-box>
            <text:list text:style-name="L2">
              <text:list-item>
                <text:p>The first transaction of a block</text:p>
              </text:list-item>
              <text:list-item>
                <text:p>Provides the miner with the block subsidy</text:p>
                <text:list>
                  <text:list-item>
                    <text:p>Block subsidy = block reward + block/miner fees </text:p>
                  </text:list-item>
                </text:list>
              </text:list-item>
              <text:list-item>
                <text:p>Fun fact: coinbase transaction can’t be spent within the first 100 blocks. Why?</text:p>
              </text:list-item>
              <text:list-item>
                <text:p>Let’s find a coinbase! <text:a xlink:href="https://mempool.space/" xlink:type="simple">https://mempool.space/</text:a></text:p>
                <text:p/>
              </text:list-item>
            </text:list>
          </draw:text-box>
        </draw:frame>
        <presentation:notes draw:style-name="dp2">
          <draw:page-thumbnail draw:style-name="gr1" draw:layer="layout" svg:width="19.798cm" svg:height="11.136cm" svg:x="0.6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Building a transactoin</text:p>
          </draw:text-box>
        </draw:frame>
        <draw:frame presentation:style-name="pr5" draw:layer="layout" svg:width="25.199cm" svg:height="10.285cm" svg:x="1.4cm" svg:y="3.685cm" presentation:class="outline" presentation:user-transformed="true">
          <draw:text-box>
            <text:list text:style-name="L2">
              <text:list-item>
                <text:p>What is your wallet doing when it sends a transaction?</text:p>
              </text:list-item>
              <text:list-item>
                <text:p text:style-name="P3">What do we need to send someone bitcoin from our own wallet?</text:p>
                <text:list>
                  <text:list-item>
                    <text:p>What are keys?</text:p>
                  </text:list-item>
                </text:list>
              </text:list-item>
              <text:list-item>
                <text:p>What is an unsigned transaction output? </text:p>
                <text:list>
                  <text:list-item>
                    <text:p>What are inputs?</text:p>
                  </text:list-item>
                  <text:list-item>
                    <text:p>What are outputs?</text:p>
                    <text:list>
                      <text:list-item>
                        <text:p>Why a fee?</text:p>
                      </text:list-item>
                      <text:list-item>
                        <text:p>What is a change address?</text:p>
                      </text:list-item>
                    </text:list>
                  </text:list-item>
                </text:list>
              </text:list-item>
              <text:list-item>
                <text:p>Why not accounting based?</text:p>
              </text:list-item>
            </text:list>
          </draw:text-box>
        </draw:frame>
        <presentation:notes draw:style-name="dp2">
          <draw:page-thumbnail draw:style-name="gr1"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Building a Transaction (cont.)</text:p>
          </draw:text-box>
        </draw:frame>
        <draw:frame presentation:style-name="pr5" draw:text-style-name="P6" draw:layer="layout" svg:width="25.199cm" svg:height="9.134cm" svg:x="1.4cm" svg:y="3.685cm" presentation:class="outline" presentation:user-transformed="true">
          <draw:text-box>
            <text:list text:style-name="L2">
              <text:list-item>
                <text:p><text:span text:style-name="T4">Advanced Section</text:span></text:p>
              </text:list-item>
              <text:list-item>
                <text:p><text:span text:style-name="T5">What is Bitcoin Script?</text:span></text:p>
              </text:list-item>
              <text:list-item>
                <text:p><text:span text:style-name="T5">What is </text:span></text:p>
                <text:list>
                  <text:list-item>
                    <text:p><text:span text:style-name="T5">P2PK, P2PKH, </text:span></text:p>
                  </text:list-item>
                  <text:list-item>
                    <text:p><text:span text:style-name="T5">P2SH, <text:s/>P2MS*,</text:span></text:p>
                  </text:list-item>
                  <text:list-item>
                    <text:p><text:span text:style-name="T5">P2WPKH, P2WSH, P2TR</text:span></text:p>
                  </text:list-item>
                </text:list>
              </text:list-item>
              <text:list-item>
                <text:p><text:span text:style-name="T5">What are OP_CODE?</text:span></text:p>
              </text:list-item>
            </text:list>
          </draw:text-box>
        </draw:frame>
        <presentation:notes draw:style-name="dp2">
          <draw:page-thumbnail draw:style-name="gr1"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Broadcasting a transaction</text:p>
          </draw:text-box>
        </draw:frame>
        <draw:frame presentation:style-name="pr5" draw:layer="layout" svg:width="25.199cm" svg:height="9.134cm" svg:x="1.4cm" svg:y="3.685cm" presentation:class="outline">
          <draw:text-box>
            <text:list text:style-name="L2">
              <text:list-item>
                <text:p>What does a signed transaction look like?</text:p>
              </text:list-item>
              <text:list-item>
                <text:p>What is a PBST?</text:p>
              </text:list-item>
              <text:list-item>
                <text:p>How are transactions broadcasted?</text:p>
              </text:list-item>
              <text:list-item>
                <text:p>What is a bitcoin node? Bitcoin miner?</text:p>
              </text:list-item>
              <text:list-item>
                <text:p>Additional propagation</text:p>
                <text:p/>
                <text:p/>
              </text:list-item>
            </text:list>
          </draw:text-box>
        </draw:frame>
        <presentation:notes draw:style-name="dp2">
          <draw:page-thumbnail draw:style-name="gr1" draw:layer="layout" svg:width="19.798cm" svg:height="11.136cm" svg:x="0.6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Validating a Transaction</text:p>
          </draw:text-box>
        </draw:frame>
        <draw:frame presentation:style-name="pr5" draw:layer="layout" svg:width="24cm" svg:height="10.795cm" svg:x="0.765cm" svg:y="2.54cm" presentation:class="outline" presentation:user-transformed="true">
          <draw:text-box>
            <text:list text:style-name="L2">
              <text:list-item>
                <text:p>How are txs verified?</text:p>
                <text:list>
                  <text:list-item>
                    <text:p xml:id="id2" text:id="id2">Signature </text:p>
                  </text:list-item>
                  <text:list-item>
                    <text:p>Syntax </text:p>
                  </text:list-item>
                  <text:list-item>
                    <text:p>Script Logic </text:p>
                  </text:list-item>
                  <text:list-item>
                    <text:p>UTXO set </text:p>
                  </text:list-item>
                  <text:list-item>
                    <text:p>Double spend? </text:p>
                  </text:list-item>
                  <text:list-item>
                    <text:p>Fee check</text:p>
                  </text:list-item>
                </text:list>
              </text:list-item>
              <text:list-item>
                <text:p>Do miners or nodes validate transactions?</text:p>
              </text:list-item>
              <text:list-item>
                <text:p>Where do valid transaction g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1"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Validating a Transaction (cont.)</text:p>
          </draw:text-box>
        </draw:frame>
        <draw:frame presentation:style-name="pr5" draw:layer="layout" svg:width="25.199cm" svg:height="9.134cm" svg:x="1.4cm" svg:y="3.685cm" presentation:class="outline" presentation:user-transformed="true">
          <draw:text-box>
            <text:list text:style-name="L2">
              <text:list-item>
                <text:p>What is a mempool? </text:p>
              </text:list-item>
              <text:list-item>
                <text:p xml:id="id3" text:id="id3">Who runs the mempool?</text:p>
              </text:list-item>
              <text:list-item>
                <text:p xml:id="id4" text:id="id4">Why mempool?</text:p>
                <text:list>
                  <text:list-item>
                    <text:p xml:id="id5" text:id="id5">Waiting area</text:p>
                  </text:list-item>
                  <text:list-item>
                    <text:p xml:id="id6" text:id="id6">Transaction “auction”</text:p>
                  </text:list-item>
                  <text:list-item>
                    <text:p>Size limit “queue”</text:p>
                  </text:list-item>
                  <text:list-item>
                    <text:p>Transaction removal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9.798cm" svg:height="11.136cm" svg:x="0.6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Mining the next block</text:p>
          </draw:text-box>
        </draw:frame>
        <draw:frame presentation:style-name="pr5" draw:layer="layout" svg:width="25.199cm" svg:height="9.134cm" svg:x="0.836cm" svg:y="3.566cm" presentation:class="outline" presentation:user-transformed="true">
          <draw:text-box>
            <text:list text:style-name="L2">
              <text:list-item>
                <text:p>If a transaction is valid and has a competitve fee, it will be included in next block</text:p>
              </text:list-item>
              <text:list-item>
                <text:p>What is a confirmation?</text:p>
                <text:list>
                  <text:list-item>
                    <text:p>Why are they important</text:p>
                  </text:list-item>
                </text:list>
              </text:list-item>
              <text:list-item>
                <text:p>The miner, or miner pool, then gets the block reward within the coinbase transaction</text:p>
              </text:list-item>
              <text:list-item>
                <text:p>A coinbase transaction is…?</text:p>
              </text:list-item>
            </text:list>
          </draw:text-box>
        </draw:frame>
        <presentation:notes draw:style-name="dp2">
          <draw:page-thumbnail draw:style-name="gr1" draw:layer="layout" svg:width="19.798cm" svg:height="11.136cm" svg:x="0.6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Conclusion</text:p>
          </draw:text-box>
        </draw:frame>
        <draw:frame presentation:style-name="pr5" draw:layer="layout" svg:width="26.67cm" svg:height="7.745cm" svg:x="0.635cm" svg:y="4.445cm" presentation:class="outline" presentation:user-transformed="true">
          <draw:text-box>
            <text:list text:style-name="L2">
              <text:list-item>
                <text:p>"Until you've coded the fundamental building blocks of a blockchain application with your own hands, you will not be able to intuit the difference between empty hype and realizable possibliity." - Forward of Programming Bitcoin - Ken Liu</text:p>
              </text:list-item>
            </text:list>
          </draw:text-box>
        </draw:frame>
        <presentation:notes draw:style-name="dp2">
          <draw:page-thumbnail draw:style-name="gr1"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Feedback?</text:p>
          </draw:text-box>
        </draw:frame>
        <draw:frame presentation:style-name="pr5" draw:layer="layout" svg:width="25.199cm" svg:height="9.134cm" svg:x="1.4cm" svg:y="3.685cm" presentation:class="outline" presentation:user-transformed="true">
          <draw:text-box>
            <text:list text:style-name="L2">
              <text:list-item>
                <text:p>What’s 1 thing you learned?</text:p>
              </text:list-item>
              <text:list-item>
                <text:p>Any suggestion to make this better?</text:p>
                <text:p/>
              </text:list-item>
              <text:list-item>
                <text:p>Github @jasonribble</text:p>
              </text:list-item>
              <text:list-item>
                <text:p>Telegram: @not_jason</text:p>
              </text:list-item>
              <text:list-item>
                <text:p>Email: <text:a xlink:href="mailto:jason@ribble.biz" xlink:type="simple">jason@ribble.biz</text:a></text:p>
              </text:list-item>
              <text:list-item>
                <text:p>Nostr: @companion</text:p>
              </text:list-item>
            </text:list>
          </draw:text-box>
        </draw:frame>
        <presentation:notes draw:style-name="dp2">
          <draw:page-thumbnail draw:style-name="gr1" draw:layer="layout" svg:width="19.798cm" svg:height="11.136cm" svg:x="0.6cm" svg:y="2.257cm" draw:page-number="1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2" draw:display-name="Gradient 2" draw:style="radial" draw:cx="50%" draw:cy="80%" draw:start-color="#2a6099" draw:end-color="#158466" draw:start-intensity="100%" draw:end-intensity="100%" draw:border="33%"/>
    <draw:gradient draw:name="Gradient_20_3" draw:display-name="Gradient 3" draw:style="radial" draw:cx="50%" draw:cy="90%" draw:start-color="#ffbf00" draw:end-color="#ffff00" draw:start-intensity="100%" draw:end-intensity="100%" draw:border="33%"/>
    <draw:gradient draw:name="Gradient_20_5" draw:display-name="Gradient 5" draw:style="radial" draw:cx="50%" draw:cy="100%" draw:start-color="#ff8000" draw:end-color="#ffff00" draw:start-intensity="100%" draw:end-intensity="100%"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ffffff" draw:marker-start-width="0.28cm" draw:marker-start-center="false" draw:marker-end-width="0.28cm" draw:marker-end-center="false" draw:stroke-linejoin="miter" draw:fill="solid" draw:fill-color="#3465a4" draw:gradient-step-count="64" draw:textarea-horizontal-align="justify" draw:auto-grow-height="false" fo:padding-top="0.125cm" fo:padding-bottom="0.125cm" fo:padding-left="0.25cm" fo:padding-right="0.25cm" draw:shadow="hidden" draw:shadow-offset-x="-0.05cm" draw:shadow-offset-y="-0.05cm" draw:shadow-color="#ddddd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3cm" draw:marker-start-width="0.66cm" draw:marker-end-width="0.66cm" draw:fill="gradient" draw:fill-gradient-name="Gradient_20_3" draw:gradient-step-count="64"/>
    </style:style>
    <style:style style:name="Accent_20_2" style:display-name="Accent 2" style:family="graphic" style:parent-style-name="Accent">
      <style:graphic-properties draw:fill="solid" draw:fill-color="#168253"/>
    </style:style>
    <style:style style:name="Accent_20_3" style:display-name="Accent 3" style:family="graphic" style:parent-style-name="Accent">
      <style:graphic-properties svg:stroke-width="0.3cm" draw:marker-start-width="0.66cm" draw:marker-end-width="0.66cm" draw:fill="gradient" draw:fill-gradient-name="Gradient_20_2" draw:gradient-step-count="64" draw:shadow-offset-x="0.05cm" draw:shadow-offset-y="0.05cm"/>
    </style:style>
    <style:style style:name="Sunset-background" style:family="presentation">
      <style:graphic-properties draw:stroke="none" draw:fill="solid" draw:fill-color="#813709"/>
      <style:text-properties style:letter-kerning="true"/>
    </style:style>
    <style:style style:name="Sunset-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Sunset-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false" style:shrink-to-fit="true">
        <text:list-style style:name="Suns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color="#000000"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3cm" fo:text-indent="0cm"/>
      <style:text-properties fo:font-size="21pt" style:font-size-asian="21pt" style:font-size-complex="21pt"/>
    </style:style>
    <style:style style:name="Sunset-outline3" style:family="presentation" style:parent-style-name="Sunset-outline2">
      <style:paragraph-properties fo:margin-left="0cm" fo:margin-right="0cm" fo:margin-top="0cm" fo:margin-bottom="0.225cm" fo:text-indent="0cm"/>
      <style:text-properties fo:font-size="18pt" style:font-size-asian="18pt" style:font-size-complex="18pt"/>
    </style:style>
    <style:style style:name="Sunset-outline4" style:family="presentation" style:parent-style-name="Sunset-outline3">
      <style:paragraph-properties fo:margin-left="0cm" fo:margin-right="0cm" fo:margin-top="0cm" fo:margin-bottom="0.15cm" fo:text-indent="0cm"/>
      <style:text-properties fo:font-size="15pt" style:font-size-asian="15pt" style:font-size-complex="15pt"/>
    </style:style>
    <style:style style:name="Sunset-outline5" style:family="presentation" style:parent-style-name="Sunset-outline4">
      <style:paragraph-properties fo:margin-left="0cm" fo:margin-right="0cm" fo:margin-top="0cm" fo:margin-bottom="0.075cm" fo:text-indent="0cm"/>
    </style:style>
    <style:style style:name="Sunset-outline6" style:family="presentation" style:parent-style-name="Sunset-outline5"/>
    <style:style style:name="Sunset-outline7" style:family="presentation" style:parent-style-name="Sunset-outline6"/>
    <style:style style:name="Sunset-outline8" style:family="presentation" style:parent-style-name="Sunset-outline7"/>
    <style:style style:name="Sunset-outline9" style:family="presentation" style:parent-style-name="Sunset-outline8"/>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false" style:shrink-to-fit="true">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left="0cm" fo:margin-right="0cm" fo:margin-top="0.4cm" fo:margin-bottom="0cm" fo:text-indent="0cm"/>
      <style:text-properties fo:font-size="28pt" style:font-size-asian="28pt" style:font-size-complex="28pt"/>
    </style:style>
    <style:style style:name="One_20_Column-outline3" style:display-name="One Column-outline3" style:family="presentation" style:parent-style-name="One_20_Column-outline2">
      <style:paragraph-properties fo:margin-left="0cm" fo:margin-right="0cm" fo:margin-top="0.3cm" fo:margin-bottom="0cm" fo:text-indent="0cm"/>
      <style:text-properties fo:font-size="24pt" style:font-size-asian="24pt" style:font-size-complex="24pt"/>
    </style:style>
    <style:style style:name="One_20_Column-outline4" style:display-name="One Column-outline4" style:family="presentation" style:parent-style-name="One_20_Column-outline3">
      <style:paragraph-properties fo:margin-left="0cm" fo:margin-right="0cm" fo:margin-top="0.2cm" fo:margin-bottom="0cm" fo:text-indent="0cm"/>
      <style:text-properties fo:font-size="20pt" style:font-size-asian="20pt" style:font-size-complex="20pt"/>
    </style:style>
    <style:style style:name="One_20_Column-outline5" style:display-name="One Column-outline5" style:family="presentation" style:parent-style-name="One_20_Column-outline4">
      <style:paragraph-properties fo:margin-left="0cm" fo:margin-right="0cm" fo:margin-top="0.1cm" fo:margin-bottom="0cm" fo:text-indent="0cm"/>
      <style:text-properties fo:font-size="20pt" style:font-size-asian="20pt" style:font-size-complex="20pt"/>
    </style:style>
    <style:style style:name="One_20_Column-outline6" style:display-name="One Column-outline6" style:family="presentation" style:parent-style-name="One_20_Column-outline5">
      <style:paragraph-properties fo:margin-left="0cm" fo:margin-right="0cm" fo:margin-top="0.1cm" fo:margin-bottom="0cm" fo:text-indent="0cm"/>
      <style:text-properties fo:font-size="20pt" style:font-size-asian="20pt" style:font-size-complex="20pt"/>
    </style:style>
    <style:style style:name="One_20_Column-outline7" style:display-name="One Column-outline7" style:family="presentation" style:parent-style-name="One_20_Column-outline6">
      <style:paragraph-properties fo:margin-left="0cm" fo:margin-right="0cm" fo:margin-top="0.1cm" fo:margin-bottom="0cm" fo:text-indent="0cm"/>
      <style:text-properties fo:font-size="20pt" style:font-size-asian="20pt" style:font-size-complex="20pt"/>
    </style:style>
    <style:style style:name="One_20_Column-outline8" style:display-name="One Column-outline8" style:family="presentation" style:parent-style-name="One_20_Column-outline7">
      <style:paragraph-properties fo:margin-left="0cm" fo:margin-right="0cm" fo:margin-top="0.1cm" fo:margin-bottom="0cm" fo:text-indent="0cm"/>
      <style:text-properties fo:font-size="20pt" style:font-size-asian="20pt" style:font-size-complex="20pt"/>
    </style:style>
    <style:style style:name="One_20_Column-outline9" style:display-name="One Column-outline9" style:family="presentation" style:parent-style-name="One_20_Column-outline8">
      <style:paragraph-properties fo:margin-left="0cm" fo:margin-right="0cm" fo:margin-top="0.1cm" fo:margin-bottom="0cm" fo:text-indent="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813709"/>
    </style:style>
    <style:style style:name="Mdp2" style:family="drawing-page">
      <style:drawing-page-properties draw:background-size="border" draw:fill="solid" draw:fill-color="#000000"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svg:stroke-width="0.3cm" svg:stroke-color="#ffffff" draw:stroke-linejoin="miter" draw:fill="solid" draw:fill-color="#2a6099" draw:textarea-vertical-align="middle" draw:auto-grow-height="false" fo:min-height="14.25cm" fo:min-width="25.709cm" fo:padding-top="0.25cm" fo:padding-bottom="0.25cm" fo:padding-left="0.375cm" fo:padding-right="0.375cm" draw:shadow-offset-x="0.05cm" draw:shadow-offset-y="0.05cm"/>
    </style:style>
    <style:style style:name="Mgr4" style:family="graphic" style:parent-style-name="standard">
      <style:graphic-properties draw:stroke="none" svg:stroke-width="0.3cm" draw:marker-start-width="0.66cm" draw:marker-end-width="0.66cm" draw:fill="solid" draw:fill-color="#111111" draw:opacity="64%" draw:textarea-vertical-align="middle" draw:auto-grow-height="false" fo:min-height="14.534cm" fo:min-width="24.784cm"/>
    </style:style>
    <style:style style:name="Mgr5" style:family="graphic" style:parent-style-name="standard">
      <style:graphic-properties svg:stroke-width="0.3cm" svg:stroke-color="#ffffff" draw:stroke-linejoin="miter" draw:fill="gradient" draw:fill-gradient-name="Gradient_20_5" draw:gradient-step-count="0" draw:textarea-vertical-align="middle" draw:auto-grow-height="false" fo:min-height="14.25cm" fo:min-width="24.5cm" fo:padding-top="0.25cm" fo:padding-bottom="0.25cm" fo:padding-left="0.375cm" fo:padding-right="0.375cm"/>
    </style:style>
    <style:style style:name="Mgr6"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a6" draw:opacity="4%" draw:textarea-horizontal-align="justify" draw:textarea-vertical-align="middle" draw:auto-grow-height="false" fo:min-height="0.526cm" fo:min-width="12.414cm" fo:padding-top="0.125cm" fo:padding-bottom="0.125cm" fo:padding-left="0.25cm" fo:padding-right="0.25cm" draw:shadow="hidden" draw:shadow-offset-x="0.2cm" draw:shadow-offset-y="0.2cm" draw:shadow-color="#808080"/>
    </style:style>
    <style:style style:name="Mgr7" style:family="graphic">
      <style:graphic-properties style:writing-mode="lr-tb"/>
    </style:style>
    <style:style style:name="Mgr8"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style:style>
    <style:style style:name="Mgr9"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style:style>
    <style:style style:name="Mgr10"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style:style>
    <style:style style:name="Mgr11"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style:style>
    <style:style style:name="Mgr12" style:family="graphic" style:parent-style-name="standard">
      <style:graphic-properties draw:stroke="none" draw:fill="none" draw:fill-color="#ffffff"/>
    </style:style>
    <style:style style:name="Mgr13" style:family="graphic" style:parent-style-name="standard">
      <style:graphic-properties draw:stroke="none" draw:fill="gradient" draw:fill-gradient-name="Gradient_20_10" draw:textarea-vertical-align="middle" draw:auto-grow-height="false" fo:min-height="0cm" fo:min-width="16.486cm"/>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5" style:family="graphic" style:parent-style-name="standard">
      <style:graphic-properties draw:stroke="none" draw:fill-color="#cccccc" draw:textarea-vertical-align="middle" draw:auto-grow-height="false" fo:min-height="1.114cm" fo:min-width="0cm"/>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style:style>
    <style:style style:name="Mgr17" style:family="graphic" style:parent-style-name="standard">
      <style:graphic-properties draw:stroke="none" draw:fill-color="#cccccc" draw:textarea-vertical-align="middle" draw:auto-grow-height="false" fo:min-height="0.715cm" fo:min-width="0cm"/>
    </style:style>
    <style:style style:name="Mpr1" style:family="presentation" style:parent-style-name="Sunset-backgroundobjects">
      <style:graphic-properties draw:stroke="none" draw:fill="none" draw:fill-color="#ffffff" draw:auto-grow-height="false" fo:min-height="1.449cm"/>
      <style:paragraph-properties style:writing-mode="lr-tb"/>
    </style:style>
    <style:style style:name="Mpr2" style:family="presentation" style:parent-style-name="Sunset-backgroundobjects">
      <style:graphic-properties draw:stroke="none" draw:fill="none" draw:fill-color="#ffffff" draw:auto-grow-height="false" fo:min-height="1.485cm"/>
      <style:paragraph-properties style:writing-mode="lr-tb"/>
    </style:style>
    <style:style style:name="Mpr3" style:family="presentation" style:parent-style-name="Sunse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ne_20_Column-backgroundobjects">
      <style:graphic-properties draw:stroke="none" draw:fill="none" draw:fill-color="#ffffff" draw:auto-grow-height="false" fo:min-height="1.086cm"/>
      <style:paragraph-properties style:writing-mode="lr-tb"/>
    </style:style>
    <style:style style:name="Mpr5" style:family="presentation" style:parent-style-name="One_20_Column-backgroundobjects">
      <style:graphic-properties draw:stroke="none" draw:fill="none" draw:fill-color="#ffffff" draw:auto-grow-height="false" fo:min-height="1.485cm"/>
      <style:paragraph-properties style:writing-mode="lr-tb"/>
    </style:style>
    <style:style style:name="Mpr6"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a6099"/>
      <style:paragraph-properties fo:text-align="center"/>
    </style:style>
    <style:style style:name="MP6" style:family="paragraph">
      <loext:graphic-properties draw:fill="solid" draw:fill-color="#111111" draw:opacity="64%"/>
      <style:paragraph-properties fo:text-align="center"/>
    </style:style>
    <style:style style:name="MP7" style:family="paragraph">
      <loext:graphic-properties draw:fill="gradient" draw:fill-gradient-name="Gradient_20_5" draw:gradient-step-count="0"/>
      <style:paragraph-properties fo:text-align="center"/>
    </style:style>
    <style:style style:name="MP8" style:family="paragraph">
      <style:text-properties style:use-window-font-color="true" loext:opacity="0%" fo:font-size="14pt" style:font-size-asian="14pt" style:font-size-complex="14pt"/>
    </style:style>
    <style:style style:name="MP9" style:family="paragraph">
      <loext:graphic-properties draw:fill="none" draw:fill-color="#ffffff"/>
      <style:text-properties style:use-window-font-color="true" loext:opacity="0%" loext:color-lum-mod="100%" loext:color-lum-off="0%" fo:font-size="14pt" style:font-size-asian="14pt" style:font-size-complex="14pt"/>
    </style:style>
    <style:style style:name="MP10" style:family="paragraph">
      <style:paragraph-properties fo:text-align="center"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fo:text-align="center"/>
      <style:text-properties style:use-window-font-color="true" loext:opacity="0%" loext:color-lum-mod="100%" loext:color-lum-off="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loext:color-lum-mod="100%" loext:color-lum-off="0%" fo:font-size="14pt" style:font-size-asian="14pt" style:font-size-complex="14pt"/>
    </style:style>
    <style:style style:name="MP14" style:family="paragraph">
      <loext:graphic-properties draw:fill="solid" draw:fill-color="#ffffa6" draw:opacity="4%"/>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5" style:family="paragraph">
      <loext:graphic-properties draw:fill="solid" draw:fill-color="#ffffff" draw:opacity="25%"/>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6" style:family="paragraph">
      <loext:graphic-properties draw:fill="none" draw:fill-color="#ffffff"/>
    </style:style>
    <style:style style:name="MP17" style:family="paragraph">
      <style:paragraph-properties style:writing-mode="lr-tb"/>
      <style:text-properties fo:font-size="14pt" style:font-size-asian="14pt" style:font-size-complex="14pt"/>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none" draw:fill-color="#ffffff"/>
      <style:paragraph-properties fo:text-align="center"/>
      <style:text-properties fo:font-size="14pt" style:font-size-asian="14pt" style:font-size-complex="14pt"/>
    </style:style>
    <style:style style:name="MP20" style:family="paragraph">
      <loext:graphic-properties draw:fill="gradient" draw:fill-gradient-name="Gradient_20_10"/>
      <style:paragraph-properties fo:text-align="center"/>
    </style:style>
    <style:style style:name="MP2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22" style:family="paragraph">
      <loext:graphic-properties draw:fill-color="#cccccc"/>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unset" style:page-layout-name="PM1" draw:style-name="Mdp1">
      <draw:custom-shape draw:style-name="Mgr3" draw:text-style-name="MP5" draw:layer="backgroundobjects" svg:width="26.209cm" svg:height="14.5cm" draw:transform="rotate (-0.0174532925199433) translate (1.119cm 0.162cm)">
        <text:p/>
        <draw:enhanced-geometry svg:viewBox="0 0 21600 21600" draw:type="rectangle" draw:enhanced-path="M 0 0 L 21600 0 21600 21600 0 21600 0 0 Z N"/>
      </draw:custom-shape>
      <draw:custom-shape draw:style-name="Mgr4" draw:text-style-name="MP6" draw:layer="backgroundobjects" svg:width="25.284cm" svg:height="14.784cm" svg:x="1.216cm" svg:y="0.716cm">
        <text:p/>
        <draw:enhanced-geometry svg:viewBox="0 0 21600 21600" draw:type="rectangle" draw:enhanced-path="M 0 0 L 21600 0 21600 21600 0 21600 0 0 Z N"/>
      </draw:custom-shape>
      <draw:custom-shape draw:style-name="Mgr5" draw:text-style-name="MP7" draw:layer="backgroundobjects" svg:width="25cm" svg:height="14.5cm" svg:x="1.5cm" svg:y="1cm">
        <text:p/>
        <draw:enhanced-geometry svg:viewBox="0 0 21600 21600" draw:type="rectangle" draw:enhanced-path="M 0 0 L 21600 0 21600 21600 0 21600 0 0 Z N"/>
      </draw:custom-shape>
      <draw:frame presentation:style-name="Sunset-title" draw:layer="backgroundobjects" svg:width="10cm" svg:height="2.5cm" svg:x="9cm" svg:y="1.25cm" presentation:class="title" presentation:placeholder="true">
        <draw:text-box/>
      </draw:frame>
      <draw:frame presentation:style-name="Sunset-outline1" draw:layer="backgroundobjects" svg:width="23cm" svg:height="10cm" svg:x="2.5cm" svg:y="4cm" presentation:class="outline" presentation:placeholder="true">
        <draw:text-box/>
      </draw:frame>
      <draw:frame presentation:style-name="Mpr1" draw:text-style-name="MP9" draw:layer="backgroundobjects" svg:width="6cm" svg:height="1.09cm" svg:x="2.5cm" svg:y="14.35cm" presentation:class="date-time">
        <draw:text-box>
          <text:p text:style-name="MP8"><text:span text:style-name="MT2"><presentation:date-time/></text:span></text:p>
        </draw:text-box>
      </draw:frame>
      <draw:frame presentation:style-name="Mpr1" draw:text-style-name="MP11" draw:layer="backgroundobjects" svg:width="10cm" svg:height="1.09cm" svg:x="9cm" svg:y="14.35cm" presentation:class="footer">
        <draw:text-box>
          <text:p text:style-name="MP10"><text:span text:style-name="MT2"><presentation:footer/></text:span></text:p>
        </draw:text-box>
      </draw:frame>
      <draw:frame presentation:style-name="Mpr1" draw:text-style-name="MP13" draw:layer="backgroundobjects" svg:width="6cm" svg:height="1.09cm" svg:x="19.5cm" svg:y="14.35cm" presentation:class="page-number">
        <draw:text-box>
          <text:p text:style-name="MP12"><text:span text:style-name="MT2"><text:page-number>&lt;number&gt;</text:page-number></text:span></text:p>
        </draw:text-box>
      </draw:frame>
      <draw:path draw:style-name="Mgr6" draw:text-style-name="MP14" draw:layer="backgroundobjects" svg:width="25.601cm" svg:height="13.642cm" svg:x="1.262cm" svg:y="3.36cm" svg:viewBox="0 0 25602 13643" svg:d="M1816 6343c97 0 191 25 274 73l7377 4261-6023-6023c-68-68-117-153-142-246s-25-191 0-284 74-177 142-246c68-68 153-117 246-142 93-24 191-24 284 0 93 25 178 74 246 142l6020 6020-4256-7375c-49-83-74-178-74-274s25-191 74-274c48-83 117-153 200-201 84-48 178-73 275-73 96 0 191 25 274 73s153 118 201 201l4260 7382-2207-8235c-25-93-25-191 0-284s74-177 142-245c68-69 153-117 246-142s191-25 284 0 178 73 246 142c68 68 117 152 142 245l2206 8235v-8524c0-97 26-191 74-275 48-83 117-152 201-201 83-48 178-73 274-73s191 25 274 73c83 49 153 118 201 201 48 84 73 178 73 275v8516l2204-8223c25-93 74-178 142-246s153-117 246-142 190-25 283 0 178 74 246 142 117 153 142 246 25 191 0 284l-2205 8232 4262-7383c48-83 118-153 201-201s178-73 274-73 191 25 274 73c84 48 153 118 201 201s74 178 74 274c0 97-26 191-74 275v-1 1l-4257 7373 6019-6019c68-68 153-117 246-142s191-25 284 0 178 74 246 142 117 153 142 246 25 191 0 284-74 177-142 245l-6027 6028 7382-4263c84-48 178-73 275-73 96 0 190 25 274 73 83 48 152 118 201 201 48 83 73 178 73 274 0 97-25 191-73 275-49 83-118 152-201 200l-7373 4257 8222-2203c93-25 191-25 284 0s178 74 246 142 117 153 142 246 25 191 0 284-74 178-142 246-153 117-246 142l-11725 3141c-93 25-190 25-283 0s-178-74-246-142c-67-66-115-148-140-238-26 90-74 173-140 239-68 68-153 117-246 142s-191 25-284 0h-1l-11723-3141c-93-25-178-74-246-142s-117-153-142-246-25-191 0-284 74-178 142-246 153-117 246-142 190-25 283 0l8231 2205-7379-4262c-84-48-153-117-201-201-48-83-73-178-73-274s25-191 73-274 118-153 201-201 178-73 274-73z">
        <text:p/>
      </draw:path>
      <draw:g draw:style-name="Mgr7">
        <draw:custom-shape draw:style-name="Mgr8" draw:text-style-name="MP15" draw:layer="backgroundobjects" svg:width="6.85cm" svg:height="0.08cm" svg:x="2.077cm" svg:y="2.4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5" draw:layer="backgroundobjects" svg:width="6.1cm" svg:height="0.08cm" svg:x="2.792cm" svg:y="2.6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5" draw:layer="backgroundobjects" svg:width="6.85cm" svg:height="0.08cm" svg:x="19.073cm" svg:y="2.408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5" draw:layer="backgroundobjects" svg:width="6.1cm" svg:height="0.08cm" svg:x="19.108cm" svg:y="2.661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style:page-layout-name="PM0">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draw:style-name="Mgr12" draw:text-style-name="MP16" draw:layer="backgroundobjects" svg:width="25.199cm" svg:height="9.134cm" svg:x="1.4cm" svg:y="3.685cm">
        <draw:text-box>
          <text:p/>
        </draw:text-box>
      </draw:frame>
      <draw:frame presentation:style-name="Mpr4" draw:text-style-name="MP2" draw:layer="backgroundobjects" svg:width="4.6cm" svg:height="1.14cm" svg:x="1.4cm" svg:y="14.6cm" presentation:class="date-time">
        <draw:text-box>
          <text:p text:style-name="MP17"><text:span text:style-name="MT1"><presentation:date-time/></text:span></text:p>
        </draw:text-box>
      </draw:frame>
      <draw:frame presentation:style-name="Mpr4" draw:text-style-name="MP19" draw:layer="backgroundobjects" svg:width="13cm" svg:height="1.14cm" svg:x="7cm" svg:y="14.6cm" presentation:class="footer">
        <draw:text-box>
          <text:p text:style-name="MP18"><text:span text:style-name="MT1"><presentation:footer/></text:span></text:p>
        </draw:text-box>
      </draw:frame>
      <draw:frame presentation:style-name="Mpr4"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3" draw:text-style-name="MP20"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2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22"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2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22"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One_20_Column-outline1" draw:layer="backgroundobjects" svg:width="25.199cm" svg:height="9.134cm" svg:x="1.4cm" svg:y="3.685cm" presentation:class="outline" presentation:placeholder="true">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7"><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7"><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0:33:59.257963813</meta:creation-date>
    <meta:editing-duration>PT2H37M15S</meta:editing-duration>
    <meta:editing-cycles>9</meta:editing-cycles>
    <meta:generator>LibreOffice/7.5.7.1$Linux_X86_64 LibreOffice_project/50$Build-1</meta:generator>
    <dc:title>Sunset</dc:title>
    <dc:date>2023-11-03T19:16:53.706481049</dc:date>
    <meta:document-statistic meta:object-count="115"/>
  </office:meta>
</office:document-meta>
</file>